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3C0000003C02F1000B9FA0C64E9.png" manifest:media-type="image/png"/>
  <manifest:file-entry manifest:full-path="Pictures/10000201000005A9000005A99E2EBACF7278759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1a5ba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Verdana" fo:font-size="24pt" fo:letter-spacing="0.028in" fo:font-weight="bold" officeooo:paragraph-rsid="000a3dfb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Verdana" fo:font-size="20pt" fo:font-weight="bold" officeooo:rsid="001402aa" officeooo:paragraph-rsid="001402a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nux Libertine O" fo:font-size="44pt" fo:font-weight="bold" officeooo:rsid="000a3dfb" style:font-size-asian="44pt" style:font-weight-asian="bold" style:font-size-complex="44pt" style:font-weight-complex="bold"/>
    </style:style>
    <style:style style:name="T1" style:family="text">
      <style:text-properties officeooo:rsid="0017b7f7"/>
    </style:style>
    <style:style style:name="T2" style:family="text">
      <style:text-properties fo:text-transform="uppercase" style:font-name="Arial Black" fo:font-size="36pt" fo:letter-spacing="-0.0417in" fo:font-weight="normal" officeooo:rsid="0015d340" style:font-size-asian="36pt" style:font-weight-asian="normal" style:font-size-complex="36pt" style:font-weight-complex="normal"/>
    </style:style>
    <style:style style:name="T3" style:family="text">
      <style:text-properties fo:text-transform="uppercase" style:font-name="Arial Black" fo:font-size="36pt" fo:font-weight="normal" officeooo:rsid="0015d340" style:font-size-asian="36pt" style:font-weight-asian="normal" style:font-size-complex="36pt" style:font-weight-complex="normal"/>
    </style:style>
    <style:style style:name="T4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T5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bottom" style:vertical-rel="page" style:horizontal-pos="left" style:horizontal-rel="pag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5in" fo:margin-bottom="2in" style:wrap="none" style:vertical-pos="from-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width="2.5965in" svg:height="2.5965in" draw:z-index="0">
        <draw:image xlink:href="Pictures/10000201000005A9000005A99E2EBACF72787595.png" xlink:type="simple" xlink:show="embed" xlink:actuate="onLoad"/>
      </draw:frame>
      <text:p text:style-name="P5"><draw:frame draw:style-name="fr2" draw:name="Image1" text:anchor-type="paragraph" svg:y="-0.5181in" svg:width="5.7992in" svg:height="5.6665in" draw:z-index="1"><draw:image xlink:href="Pictures/10000201000003C0000003C02F1000B9FA0C64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1a5ba5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Verdana" fo:font-size="24pt" fo:letter-spacing="0.028in" fo:font-weight="bold" officeooo:paragraph-rsid="000a3dfb" style:font-size-asian="24pt" style:font-weight-asian="bold" style:font-size-complex="24pt" style:font-weight-complex="bold"/>
    </style:style>
    <style:style style:name="MP3" style:family="paragraph" style:parent-style-name="Standard">
      <style:paragraph-properties fo:text-align="center" style:justify-single-word="false"/>
      <style:text-properties fo:text-transform="uppercase" style:font-name="Verdana" fo:font-size="20pt" fo:font-weight="bold" officeooo:rsid="001402aa" officeooo:paragraph-rsid="001402aa" style:font-size-asian="20pt" style:font-weight-asian="bold" style:font-size-complex="20pt" style:font-weight-complex="bold"/>
    </style:style>
    <style:style style:name="MP4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MT1" style:family="text">
      <style:text-properties officeooo:rsid="0017b7f7"/>
    </style:style>
    <style:style style:name="MT2" style:family="text">
      <style:text-properties fo:text-transform="uppercase" style:font-name="Arial Black" fo:font-size="36pt" fo:letter-spacing="-0.0417in" fo:font-weight="normal" officeooo:rsid="0015d340" style:font-size-asian="36pt" style:font-weight-asian="normal" style:font-size-complex="36pt" style:font-weight-complex="normal"/>
    </style:style>
    <style:style style:name="MT3" style:family="text">
      <style:text-properties fo:text-transform="uppercase" style:font-name="Arial Black" fo:font-size="36pt" fo:font-weight="normal" officeooo:rsid="0015d340" style:font-size-asian="36pt" style:font-weight-asian="normal" style:font-size-complex="36pt" style:font-weight-complex="normal"/>
    </style:style>
    <style:style style:name="MT4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MT5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page-layout style:name="Mpm1">
      <style:page-layout-properties fo:page-width="11in" fo:page-height="8.5in" style:num-format="1" style:print-orientation="landscape" fo:margin-top="0.2201in" fo:margin-bottom="0.1701in" fo:margin-left="0.2083in" fo:margin-right="0.1701in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.0299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WOMENS RIGHTS, RATIFICATION OF "CEDAW" &amp; "ERA"</text:p>
        <text:p text:style-name="MP2">FREE EDUCATION &amp; HEALTHCARE</text:p>
        <text:p text:style-name="MP3">CITIZEN DIVIDENDS <text:s text:c="14"/><text:span text:style-name="MT1"><text:s text:c="38"/>13% FLAT TAX</text:span></text:p>
      </style:header>
      <style:footer>
        <text:p text:style-name="MP4"><text:span text:style-name="MT2">www</text:span><text:span text:style-name="MT3">.</text:span><text:span text:style-name="MT4">Pres</text:span><text:span text:style-name="MT5">.</text:span><text:span text:style-name="MT4">me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43:12.560842359</meta:creation-date>
    <dc:title>Blank</dc:title>
    <meta:editing-duration>PT2H21M43S</meta:editing-duration>
    <meta:editing-cycles>30</meta:editing-cycles>
    <meta:generator>LibreOffice/5.0.5.2$Linux_x86 LibreOffice_project/00m0$Build-2</meta:generator>
    <dc:date>2016-05-22T12:02:58.265615374</dc:date>
    <dc:creator>Mathew Tyler</dc:creator>
    <meta:document-statistic meta:table-count="0" meta:image-count="2" meta:object-count="0" meta:page-count="1" meta:paragraph-count="4" meta:word-count="17" meta:character-count="167" meta:non-whitespace-character-count="101"/>
    <meta:template xlink:type="simple" xlink:actuate="onRequest" xlink:title="Blank" xlink:href="../../../../../../../../.config/libreoffice/4/user/template/Blank.ott" meta:date="2015-10-21T19:43:12.189641328"/>
  </office:meta>
</office:document-meta>
</file>